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ขอบคุณสำหรับโค้ด React ตัวอย่างครับ 🙌<text:line-break/>เห็นภาพชัดเลยว่าคุณต้องการสร้างหน้า Dashboard สำหรับ <text:span text:style-name="Strong_20_Emphasis">ดูแลผู้สูงอายุ</text:span> ด้วย Angular แล้วอยากให้ได้ผลลัพธ์คล้ายกับใน React เช่น UI ที่ดูเรียบร้อย มีฟอร์ม กริดการ์ด ฯลฯ</text:p>
      <text:p text:style-name="Text_20_body">ต่อไปนี้คือคำแนะนำตรงประเด็นสำหรับการย้ายไปใช้ <text:span text:style-name="Strong_20_Emphasis">Angular</text:span> + <text:span text:style-name="Strong_20_Emphasis">UI Framework</text:span> ที่เหมาะสมที่สุด:</text:p>
      <text:p text:style-name="Horizontal_20_Line"/>
      <text:h text:style-name="Heading_20_2" text:outline-level="2">✅ แนะนำ UI Framework สำหรับ Angular</text:h>
      <text:p text:style-name="Text_20_body">คุณมี 2 ทางเลือกหลักที่ดีและนิยมในปี 2025:</text:p>
      <text:p text:style-name="Horizontal_20_Line"/>
      <text:h text:style-name="Heading_20_3" text:outline-level="3">1. <text:span text:style-name="Strong_20_Emphasis">Tailwind CSS + Angular</text:span> ✅ <text:span text:style-name="Strong_20_Emphasis">แนะนำ</text:span></text:h>
      <text:list text:style-name="L1">
        <text:list-item>
          <text:p text:style-name="P1"><text:span text:style-name="Strong_20_Emphasis">ทันสมัย</text:span>, <text:span text:style-name="Strong_20_Emphasis">เบา</text:span>, <text:span text:style-name="Strong_20_Emphasis">ยืดหยุ่นสูง</text:span></text:p>
        </text:list-item>
        <text:list-item>
          <text:p text:style-name="P1">ไม่ต้องโหลด UI component หนัก ๆ ถ้าอยาก custom เอง</text:p>
        </text:list-item>
        <text:list-item>
          <text:p text:style-name="P1">ใช้สไตล์คล้ายกับโค้ด React ที่คุณให้มา (ซึ่งใช้ Tailwind อยู่แล้ว)</text:p>
        </text:list-item>
      </text:list>
      <text:p text:style-name="Text_20_body">📦 ติดตั้งง่าย:</text:p>
      <text:p text:style-name="P2"><text:span text:style-name="Source_20_Text">ng add @ngneat/tailwind</text:span></text:p>
      <text:p text:style-name="Text_20_body">📘 แนะนำ Tutorial:</text:p>
      <text:list text:style-name="L2">
        <text:list-item>
          <text:p text:style-name="P3"><text:a xlink:type="simple" xlink:href="https://tailwindcss.com/docs/guides/angular" text:style-name="Internet_20_link" text:visited-style-name="Visited_20_Internet_20_Link">https://tailwindcss.com/docs/guides/angular</text:a></text:p>
        </text:list-item>
      </text:list>
      <text:p text:style-name="Horizontal_20_Line"/>
      <text:h text:style-name="Heading_20_3" text:outline-level="3">2. <text:span text:style-name="Strong_20_Emphasis">NgBootstrap / Angular Material</text:span></text:h>
      <text:h text:style-name="Heading_20_4" text:outline-level="4">🔹 <text:a xlink:type="simple" xlink:href="https://material.angular.io/" text:style-name="Internet_20_link" text:visited-style-name="Visited_20_Internet_20_Link">Angular Material</text:a></text:h>
      <text:list text:style-name="L3">
        <text:list-item>
          <text:p text:style-name="P4">พัฒนาโดยทีม Angular เอง</text:p>
        </text:list-item>
        <text:list-item>
          <text:p text:style-name="P4">UI เป็นแนว Google Material Design</text:p>
        </text:list-item>
        <text:list-item>
          <text:p text:style-name="P4">มี component ครบ เช่น Table, Dialog, Form, Stepper</text:p>
        </text:list-item>
      </text:list>
      <text:p text:style-name="Text_20_body">📦 ติดตั้ง:</text:p>
      <text:p text:style-name="P2"><text:span text:style-name="Source_20_Text">ng add @angular/material</text:span></text:p>
      <text:h text:style-name="Heading_20_4" text:outline-level="4">🔹 <text:a xlink:type="simple" xlink:href="https://ng-bootstrap.github.io/" text:style-name="Internet_20_link" text:visited-style-name="Visited_20_Internet_20_Link">NgBootstrap</text:a></text:h>
      <text:list text:style-name="L4">
        <text:list-item>
          <text:p text:style-name="P5">Bootstrap component สำหรับ Angular (ไม่ใช้ jQuery)</text:p>
        </text:list-item>
        <text:list-item>
          <text:p text:style-name="P5">ถ้าคุณชอบ Bootstrap UI และไม่อยากใช้ Tailwind</text:p>
        </text:list-item>
      </text:list>
      <text:p text:style-name="Text_20_body">📦 ติดตั้ง:</text:p>
      <text:p text:style-name="P2"><text:span text:style-name="Source_20_Text">ng add @ng-bootstrap/ng-bootstrap</text:span></text:p>
      <text:p text:style-name="Horizontal_20_Line"><text:soft-page-break/></text:p>
      <text:h text:style-name="Heading_20_2" text:outline-level="2">🧩 ตัวอย่าง Angular Template ฟรีสำหรับดูแลผู้สูงอายุ</text:h>
      <text:h text:style-name="Heading_20_3" text:outline-level="3">🔍 มี template สำหรับ Angular โดยเฉพาะไหม?</text:h>
      <text:p text:style-name="Text_20_body">มีครับ! หลายตัว <text:span text:style-name="Strong_20_Emphasis">ฟรี</text:span> หรือ <text:span text:style-name="Strong_20_Emphasis">Open Source</text:span> ที่น่าจะเหมาะ:</text:p>
      <text:h text:style-name="Heading_20_4" text:outline-level="4">1. <text:span text:style-name="Strong_20_Emphasis">ngx-admin</text:span></text:h>
      <text:list text:style-name="L5">
        <text:list-item>
          <text:p text:style-name="P6"><text:a xlink:type="simple" xlink:href="https://github.com/akveo/ngx-admin" text:style-name="Internet_20_link" text:visited-style-name="Visited_20_Internet_20_Link">https://github.com/akveo/ngx-admin</text:a></text:p>
        </text:list-item>
        <text:list-item>
          <text:p text:style-name="P6">Angular + Nebular UI + Bootstrap</text:p>
        </text:list-item>
        <text:list-item>
          <text:p text:style-name="P6">มี Dashboard, Chart, Form, Table</text:p>
        </text:list-item>
        <text:list-item>
          <text:p text:style-name="P6"><text:span text:style-name="Strong_20_Emphasis">เหมาะสำหรับระบบจัดการ/การดูแล เช่น ผู้สูงอายุ</text:span></text:p>
        </text:list-item>
      </text:list>
      <text:h text:style-name="Heading_20_4" text:outline-level="4">2. <text:span text:style-name="Strong_20_Emphasis">CoreUI Angular Admin</text:span></text:h>
      <text:list text:style-name="L6">
        <text:list-item>
          <text:p text:style-name="P7"><text:a xlink:type="simple" xlink:href="https://github.com/coreui/coreui-free-angular-admin-template" text:style-name="Internet_20_link" text:visited-style-name="Visited_20_Internet_20_Link">https://github.com/coreui/coreui-free-angular-admin-template</text:a></text:p>
        </text:list-item>
        <text:list-item>
          <text:p text:style-name="P7">Bootstrap-based, สวย สะอาดตา</text:p>
        </text:list-item>
        <text:list-item>
          <text:p text:style-name="P7">เหมาะกับ dashboard แบบคุณมาก</text:p>
        </text:list-item>
      </text:list>
      <text:p text:style-name="Horizontal_20_Line"/>
      <text:h text:style-name="Heading_20_2" text:outline-level="2">🎯 สรุปแนวทางที่แนะนำ</text:h>
      <text:p text:style-name="Text_20_body">หากคุณต้องการ <text:span text:style-name="Strong_20_Emphasis">เขียน Angular แล้วตกแต่งหน้าคล้าย React ที่ให้มา</text:span>:</text:p>
      <text:list text:style-name="L7">
        <text:list-item>
          <text:p text:style-name="P8">✔️ ใช้ <text:span text:style-name="Strong_20_Emphasis">Angular + TailwindCSS</text:span> — คล้ายกับ React UI ปัจจุบันมาก</text:p>
        </text:list-item>
        <text:list-item>
          <text:p text:style-name="P8">✔️ หรือใช้ <text:span text:style-name="Strong_20_Emphasis">Angular + Angular Material</text:span> — component พร้อมใช้เยอะ</text:p>
        </text:list-item>
        <text:list-item>
          <text:p text:style-name="P8">🔄 ถ้าอยากเริ่มจาก UI สำเร็จ → ใช้ template อย่าง <text:span text:style-name="Source_20_Text">ngx-admin</text:span> หรือ <text:span text:style-name="Source_20_Text">CoreUI Angular</text:span></text:p>
        </text:list-item>
      </text:list>
      <text:p text:style-name="Horizontal_20_Line"/>
      <text:p text:style-name="Text_20_body">หากต้องการให้ผมช่วย:</text:p>
      <text:list text:style-name="L8">
        <text:list-item>
          <text:p text:style-name="P9">แปลงหน้า Dashboard ตัวนี้จาก React เป็น Angular พร้อม Tailwind</text:p>
        </text:list-item>
        <text:list-item>
          <text:p text:style-name="P9">หรือ Bootstrap-based ก็ได้</text:p>
        </text:list-item>
        <text:list-item>
          <text:p text:style-name="P9">หรืออยากเริ่มจาก template ฟรีพร้อมใช้งาน</text:p>
        </text:list-item>
      </text:list>
      <text:p text:style-name="Text_20_body">แจ้งได้เลยครับ ผมสามารถสร้าง <text:span text:style-name="Source_20_Text">home.component.ts/html</text:span> ให้คุณพร้อมนำไปใช้ได้เลยครับ 🎨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23:25:11.935595500</meta:creation-date>
    <dc:date>2025-06-18T23:25:15.494852200</dc:date>
    <meta:editing-duration>PT4S</meta:editing-duration>
    <meta:editing-cycles>1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46" meta:word-count="852" meta:character-count="1740" meta:non-whitespace-character-count="1583"/>
  </office:meta>
</office:document-meta>
</file>